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38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Tahoma"/>
    </style:style>
    <style:style style:name="ce3" style:family="table-cell" style:parent-style-name="Default">
      <style:text-properties style:font-name="Tahoma"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7" table:default-cell-style-name="ce2"/>
        <table:table-column table:style-name="co4" table:number-columns-repeated="1003" table:default-cell-style-name="ce2"/>
        <table:table-row table:style-name="ro1">
          <table:table-cell table:style-name="ce1" office:value-type="string" table:number-columns-spanned="22" table:number-rows-spanned="1">
            <text:p>Benchmark [S]ystem</text:p>
          </table:table-cell>
          <table:covered-table-cell table:style-name="ce1"/>
          <table:covered-table-cell table:number-columns-repeated="20" table:style-name="ce5"/>
          <table:table-cell table:number-columns-repeated="1002"/>
        </table:table-row>
        <table:table-row table:style-name="ro2">
          <table:table-cell/>
          <table:table-cell table:style-name="ce4" office:value-type="string">
            <text:p>#1</text:p>
          </table:table-cell>
          <table:table-cell table:style-name="ce4" office:value-type="string">
            <text:p>#2</text:p>
          </table:table-cell>
          <table:table-cell table:style-name="ce4" office:value-type="string">
            <text:p>#3</text:p>
          </table:table-cell>
          <table:table-cell table:style-name="ce4" office:value-type="string">
            <text:p>#4</text:p>
          </table:table-cell>
          <table:table-cell table:style-name="ce4" office:value-type="string">
            <text:p>#5</text:p>
          </table:table-cell>
          <table:table-cell table:style-name="ce4" office:value-type="string">
            <text:p>#6</text:p>
          </table:table-cell>
          <table:table-cell table:style-name="ce4" office:value-type="string">
            <text:p>#7</text:p>
          </table:table-cell>
          <table:table-cell table:style-name="ce4" office:value-type="string">
            <text:p>#8</text:p>
          </table:table-cell>
          <table:table-cell table:style-name="ce4" office:value-type="string">
            <text:p>#9</text:p>
          </table:table-cell>
          <table:table-cell table:style-name="ce4" office:value-type="string">
            <text:p>#10</text:p>
          </table:table-cell>
          <table:table-cell table:style-name="ce4" office:value-type="string">
            <text:p>#11</text:p>
          </table:table-cell>
          <table:table-cell table:style-name="ce4" office:value-type="string">
            <text:p>#12</text:p>
          </table:table-cell>
          <table:table-cell table:style-name="ce4" office:value-type="string">
            <text:p>#13</text:p>
          </table:table-cell>
          <table:table-cell table:style-name="ce4" office:value-type="string">
            <text:p>#14</text:p>
          </table:table-cell>
          <table:table-cell table:style-name="ce4" office:value-type="string">
            <text:p>#15</text:p>
          </table:table-cell>
          <table:table-cell table:style-name="ce4" office:value-type="string">
            <text:p>#16</text:p>
          </table:table-cell>
          <table:table-cell table:style-name="ce4" office:value-type="string">
            <text:p>#17</text:p>
          </table:table-cell>
          <table:table-cell table:style-name="ce4" office:value-type="string">
            <text:p>#18</text:p>
          </table:table-cell>
          <table:table-cell table:style-name="ce4" office:value-type="string">
            <text:p>#19</text:p>
          </table:table-cell>
          <table:table-cell table:style-name="ce4" office:value-type="string">
            <text:p>#20</text:p>
          </table:table-cell>
          <table:table-cell table:style-name="ce4" office:value-type="string">
            <text:p>Avg.</text:p>
          </table:table-cell>
          <table:table-cell table:number-columns-repeated="1002"/>
        </table:table-row>
        <table:table-row table:style-name="ro2">
          <table:table-cell/>
          <table:table-cell table:style-name="ce4" office:value-type="string" table:number-columns-spanned="20" table:number-rows-spanned="1">
            <text:p>INSERT SYSTEMS</text:p>
          </table:table-cell>
          <table:covered-table-cell table:number-columns-repeated="19" table:style-name="ce5"/>
          <table:table-cell table:style-name="ce5"/>
          <table:table-cell table:number-columns-repeated="1002"/>
        </table:table-row>
        <table:table-row table:style-name="ro3">
          <table:table-cell table:style-name="ce3" office:value-type="string">
            <text:p>Elapsed time (seconds)</text:p>
          </table:table-cell>
          <table:table-cell table:number-columns-repeated="20" table:style-name="ce5" office:value-type="float" office:value="0">
            <text:p>0</text:p>
          </table:table-cell>
          <table:table-cell table:style-name="ce5" table:formula="of:=AVERAGE([.B4:.U4])" office:value-type="float" office:value="0">
            <text:p>0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Value</text:p>
          </table:table-cell>
          <table:table-cell table:style-name="ce5" table:formula="of:=[.B4]*1000" office:value-type="float" office:value="0">
            <text:p>0</text:p>
          </table:table-cell>
          <table:table-cell table:style-name="ce5" table:formula="of:=[.C4]*1000" office:value-type="float" office:value="0">
            <text:p>0</text:p>
          </table:table-cell>
          <table:table-cell table:style-name="ce5" table:formula="of:=[.D4]*1000" office:value-type="float" office:value="0">
            <text:p>0</text:p>
          </table:table-cell>
          <table:table-cell table:style-name="ce5" table:formula="of:=[.E4]*1000" office:value-type="float" office:value="0">
            <text:p>0</text:p>
          </table:table-cell>
          <table:table-cell table:style-name="ce5" table:formula="of:=[.F4]*1000" office:value-type="float" office:value="0">
            <text:p>0</text:p>
          </table:table-cell>
          <table:table-cell table:style-name="ce5" table:formula="of:=[.G4]*1000" office:value-type="float" office:value="0">
            <text:p>0</text:p>
          </table:table-cell>
          <table:table-cell table:style-name="ce5" table:formula="of:=[.H4]*1000" office:value-type="float" office:value="0">
            <text:p>0</text:p>
          </table:table-cell>
          <table:table-cell table:style-name="ce5" table:formula="of:=[.I4]*1000" office:value-type="float" office:value="0">
            <text:p>0</text:p>
          </table:table-cell>
          <table:table-cell table:style-name="ce5" table:formula="of:=[.J4]*1000" office:value-type="float" office:value="0">
            <text:p>0</text:p>
          </table:table-cell>
          <table:table-cell table:style-name="ce5" table:formula="of:=[.K4]*1000" office:value-type="float" office:value="0">
            <text:p>0</text:p>
          </table:table-cell>
          <table:table-cell table:style-name="ce5" table:formula="of:=[.L4]*1000" office:value-type="float" office:value="0">
            <text:p>0</text:p>
          </table:table-cell>
          <table:table-cell table:style-name="ce5" table:formula="of:=[.M4]*1000" office:value-type="float" office:value="0">
            <text:p>0</text:p>
          </table:table-cell>
          <table:table-cell table:style-name="ce5" table:formula="of:=[.N4]*1000" office:value-type="float" office:value="0">
            <text:p>0</text:p>
          </table:table-cell>
          <table:table-cell table:style-name="ce5" table:formula="of:=[.O4]*1000" office:value-type="float" office:value="0">
            <text:p>0</text:p>
          </table:table-cell>
          <table:table-cell table:style-name="ce5" table:formula="of:=[.P4]*1000" office:value-type="float" office:value="0">
            <text:p>0</text:p>
          </table:table-cell>
          <table:table-cell table:style-name="ce5" table:formula="of:=[.Q4]*1000" office:value-type="float" office:value="0">
            <text:p>0</text:p>
          </table:table-cell>
          <table:table-cell table:style-name="ce5" table:formula="of:=[.R4]*1000" office:value-type="float" office:value="0">
            <text:p>0</text:p>
          </table:table-cell>
          <table:table-cell table:style-name="ce5" table:formula="of:=[.S4]*1000" office:value-type="float" office:value="0">
            <text:p>0</text:p>
          </table:table-cell>
          <table:table-cell table:style-name="ce5" table:formula="of:=[.T4]*1000" office:value-type="float" office:value="0">
            <text:p>0</text:p>
          </table:table-cell>
          <table:table-cell table:style-name="ce5" table:formula="of:=[.U4]*1000" office:value-type="float" office:value="0">
            <text:p>0</text:p>
          </table:table-cell>
          <table:table-cell table:style-name="ce5" table:formula="of:=AVERAGE([.B5:.U5])" office:value-type="float" office:value="0">
            <text:p>0</text:p>
          </table:table-cell>
          <table:table-cell table:number-columns-repeated="1002"/>
        </table:table-row>
        <table:table-row table:style-name="ro2">
          <table:table-cell/>
          <table:table-cell table:style-name="ce4" office:value-type="string" table:number-columns-spanned="20" table:number-rows-spanned="1">
            <text:p>REMOVE SYSTEMS</text:p>
          </table:table-cell>
          <table:covered-table-cell table:number-columns-repeated="19" table:style-name="ce5"/>
          <table:table-cell table:style-name="ce5"/>
          <table:table-cell table:number-columns-repeated="1002"/>
        </table:table-row>
        <table:table-row table:style-name="ro3">
          <table:table-cell table:style-name="ce3" office:value-type="string">
            <text:p>Elapsed time (seconds)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0.001001">
            <text:p>0,001001</text:p>
          </table:table-cell>
          <table:table-cell table:number-columns-repeated="16" table:style-name="ce5" office:value-type="float" office:value="0">
            <text:p>0</text:p>
          </table:table-cell>
          <table:table-cell table:style-name="ce5" table:formula="of:=AVERAGE([.B7:.U7])" office:value-type="float" office:value="0.00005005">
            <text:p>0,00005005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Value</text:p>
          </table:table-cell>
          <table:table-cell table:style-name="ce5" table:formula="of:=[.B7]*1000" office:value-type="float" office:value="0">
            <text:p>0</text:p>
          </table:table-cell>
          <table:table-cell table:style-name="ce5" table:formula="of:=[.C7]*1000" office:value-type="float" office:value="0">
            <text:p>0</text:p>
          </table:table-cell>
          <table:table-cell table:style-name="ce5" table:formula="of:=[.D7]*1000" office:value-type="float" office:value="0">
            <text:p>0</text:p>
          </table:table-cell>
          <table:table-cell table:style-name="ce5" table:formula="of:=[.E7]*1000" office:value-type="float" office:value="1.001">
            <text:p>1,001</text:p>
          </table:table-cell>
          <table:table-cell table:style-name="ce5" table:formula="of:=[.F7]*1000" office:value-type="float" office:value="0">
            <text:p>0</text:p>
          </table:table-cell>
          <table:table-cell table:style-name="ce5" table:formula="of:=[.G7]*1000" office:value-type="float" office:value="0">
            <text:p>0</text:p>
          </table:table-cell>
          <table:table-cell table:style-name="ce5" table:formula="of:=[.H7]*1000" office:value-type="float" office:value="0">
            <text:p>0</text:p>
          </table:table-cell>
          <table:table-cell table:style-name="ce5" table:formula="of:=[.I7]*1000" office:value-type="float" office:value="0">
            <text:p>0</text:p>
          </table:table-cell>
          <table:table-cell table:style-name="ce5" table:formula="of:=[.J7]*1000" office:value-type="float" office:value="0">
            <text:p>0</text:p>
          </table:table-cell>
          <table:table-cell table:style-name="ce5" table:formula="of:=[.K7]*1000" office:value-type="float" office:value="0">
            <text:p>0</text:p>
          </table:table-cell>
          <table:table-cell table:style-name="ce5" table:formula="of:=[.L7]*1000" office:value-type="float" office:value="0">
            <text:p>0</text:p>
          </table:table-cell>
          <table:table-cell table:style-name="ce5" table:formula="of:=[.M7]*1000" office:value-type="float" office:value="0">
            <text:p>0</text:p>
          </table:table-cell>
          <table:table-cell table:style-name="ce5" table:formula="of:=[.N7]*1000" office:value-type="float" office:value="0">
            <text:p>0</text:p>
          </table:table-cell>
          <table:table-cell table:style-name="ce5" table:formula="of:=[.O7]*1000" office:value-type="float" office:value="0">
            <text:p>0</text:p>
          </table:table-cell>
          <table:table-cell table:style-name="ce5" table:formula="of:=[.P7]*1000" office:value-type="float" office:value="0">
            <text:p>0</text:p>
          </table:table-cell>
          <table:table-cell table:style-name="ce5" table:formula="of:=[.Q7]*1000" office:value-type="float" office:value="0">
            <text:p>0</text:p>
          </table:table-cell>
          <table:table-cell table:style-name="ce5" table:formula="of:=[.R7]*1000" office:value-type="float" office:value="0">
            <text:p>0</text:p>
          </table:table-cell>
          <table:table-cell table:style-name="ce5" table:formula="of:=[.S7]*1000" office:value-type="float" office:value="0">
            <text:p>0</text:p>
          </table:table-cell>
          <table:table-cell table:style-name="ce5" table:formula="of:=[.T7]*1000" office:value-type="float" office:value="0">
            <text:p>0</text:p>
          </table:table-cell>
          <table:table-cell table:style-name="ce5" table:formula="of:=[.U7]*1000" office:value-type="float" office:value="0">
            <text:p>0</text:p>
          </table:table-cell>
          <table:table-cell table:style-name="ce5" table:formula="of:=AVERAGE([.B8:.U8])" office:value-type="float" office:value="0.05005">
            <text:p>0,05005</text:p>
          </table:table-cell>
          <table:table-cell table:number-columns-repeated="1002"/>
        </table:table-row>
        <table:table-row table:style-name="ro2">
          <table:table-cell/>
          <table:table-cell table:style-name="ce4" office:value-type="string" table:number-columns-spanned="20" table:number-rows-spanned="1">
            <text:p>WORLD PROCESS SYSTEMS</text:p>
          </table:table-cell>
          <table:covered-table-cell table:number-columns-repeated="19" table:style-name="ce5"/>
          <table:table-cell table:style-name="ce5"/>
          <table:table-cell table:number-columns-repeated="1002"/>
        </table:table-row>
        <table:table-row table:style-name="ro3">
          <table:table-cell table:style-name="ce3" office:value-type="string">
            <text:p>Elapsed time (seconds)</text:p>
          </table:table-cell>
          <table:table-cell table:style-name="ce5" office:value-type="float" office:value="0.009007">
            <text:p>0,009007</text:p>
          </table:table-cell>
          <table:table-cell table:style-name="ce5" office:value-type="float" office:value="0.007003">
            <text:p>0,007003</text:p>
          </table:table-cell>
          <table:table-cell table:style-name="ce5" office:value-type="float" office:value="0.007006">
            <text:p>0,007006</text:p>
          </table:table-cell>
          <table:table-cell table:style-name="ce5" office:value-type="float" office:value="0.010008">
            <text:p>0,010008</text:p>
          </table:table-cell>
          <table:table-cell table:style-name="ce5" office:value-type="float" office:value="0.009002">
            <text:p>0,009002</text:p>
          </table:table-cell>
          <table:table-cell table:style-name="ce5" office:value-type="float" office:value="0.009006">
            <text:p>0,009006</text:p>
          </table:table-cell>
          <table:table-cell table:style-name="ce5" office:value-type="float" office:value="0.007005">
            <text:p>0,007005</text:p>
          </table:table-cell>
          <table:table-cell table:style-name="ce5" office:value-type="float" office:value="0.009006">
            <text:p>0,009006</text:p>
          </table:table-cell>
          <table:table-cell table:style-name="ce5" office:value-type="float" office:value="0.008003">
            <text:p>0,008003</text:p>
          </table:table-cell>
          <table:table-cell table:style-name="ce5" office:value-type="float" office:value="0.010007">
            <text:p>0,010007</text:p>
          </table:table-cell>
          <table:table-cell table:style-name="ce5" office:value-type="float" office:value="0.008007">
            <text:p>0,008007</text:p>
          </table:table-cell>
          <table:table-cell table:style-name="ce5" office:value-type="float" office:value="0.011008">
            <text:p>0,011008</text:p>
          </table:table-cell>
          <table:table-cell table:style-name="ce5" office:value-type="float" office:value="0.011009">
            <text:p>0,011009</text:p>
          </table:table-cell>
          <table:table-cell table:style-name="ce5" office:value-type="float" office:value="0.009007">
            <text:p>0,009007</text:p>
          </table:table-cell>
          <table:table-cell table:style-name="ce5" office:value-type="float" office:value="0.009006">
            <text:p>0,009006</text:p>
          </table:table-cell>
          <table:table-cell table:style-name="ce5" office:value-type="float" office:value="0.008003">
            <text:p>0,008003</text:p>
          </table:table-cell>
          <table:table-cell table:style-name="ce5" office:value-type="float" office:value="0.007006">
            <text:p>0,007006</text:p>
          </table:table-cell>
          <table:table-cell table:style-name="ce5" office:value-type="float" office:value="0.008005">
            <text:p>0,008005</text:p>
          </table:table-cell>
          <table:table-cell table:number-columns-repeated="2" table:style-name="ce5" office:value-type="float" office:value="0.007005">
            <text:p>0,007005</text:p>
          </table:table-cell>
          <table:table-cell table:style-name="ce5" table:formula="of:=AVERAGE([.B10:.U10])" office:value-type="float" office:value="0.0085057">
            <text:p>0,0085057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Value</text:p>
          </table:table-cell>
          <table:table-cell table:style-name="ce5" table:formula="of:=[.B10]*1000" office:value-type="float" office:value="9.007">
            <text:p>9,007</text:p>
          </table:table-cell>
          <table:table-cell table:style-name="ce5" table:formula="of:=[.C10]*1000" office:value-type="float" office:value="7.003">
            <text:p>7,003</text:p>
          </table:table-cell>
          <table:table-cell table:style-name="ce5" table:formula="of:=[.D10]*1000" office:value-type="float" office:value="7.006">
            <text:p>7,006</text:p>
          </table:table-cell>
          <table:table-cell table:style-name="ce5" table:formula="of:=[.E10]*1000" office:value-type="float" office:value="10.008">
            <text:p>10,008</text:p>
          </table:table-cell>
          <table:table-cell table:style-name="ce5" table:formula="of:=[.F10]*1000" office:value-type="float" office:value="9.002">
            <text:p>9,002</text:p>
          </table:table-cell>
          <table:table-cell table:style-name="ce5" table:formula="of:=[.G10]*1000" office:value-type="float" office:value="9.006">
            <text:p>9,006</text:p>
          </table:table-cell>
          <table:table-cell table:style-name="ce5" table:formula="of:=[.H10]*1000" office:value-type="float" office:value="7.005">
            <text:p>7,005</text:p>
          </table:table-cell>
          <table:table-cell table:style-name="ce5" table:formula="of:=[.I10]*1000" office:value-type="float" office:value="9.006">
            <text:p>9,006</text:p>
          </table:table-cell>
          <table:table-cell table:style-name="ce5" table:formula="of:=[.J10]*1000" office:value-type="float" office:value="8.003">
            <text:p>8,003</text:p>
          </table:table-cell>
          <table:table-cell table:style-name="ce5" table:formula="of:=[.K10]*1000" office:value-type="float" office:value="10.007">
            <text:p>10,007</text:p>
          </table:table-cell>
          <table:table-cell table:style-name="ce5" table:formula="of:=[.L10]*1000" office:value-type="float" office:value="8.007">
            <text:p>8,007</text:p>
          </table:table-cell>
          <table:table-cell table:style-name="ce5" table:formula="of:=[.M10]*1000" office:value-type="float" office:value="11.008">
            <text:p>11,008</text:p>
          </table:table-cell>
          <table:table-cell table:style-name="ce5" table:formula="of:=[.N10]*1000" office:value-type="float" office:value="11.009">
            <text:p>11,009</text:p>
          </table:table-cell>
          <table:table-cell table:style-name="ce5" table:formula="of:=[.O10]*1000" office:value-type="float" office:value="9.007">
            <text:p>9,007</text:p>
          </table:table-cell>
          <table:table-cell table:style-name="ce5" table:formula="of:=[.P10]*1000" office:value-type="float" office:value="9.006">
            <text:p>9,006</text:p>
          </table:table-cell>
          <table:table-cell table:style-name="ce5" table:formula="of:=[.Q10]*1000" office:value-type="float" office:value="8.003">
            <text:p>8,003</text:p>
          </table:table-cell>
          <table:table-cell table:style-name="ce5" table:formula="of:=[.R10]*1000" office:value-type="float" office:value="7.006">
            <text:p>7,006</text:p>
          </table:table-cell>
          <table:table-cell table:style-name="ce5" table:formula="of:=[.S10]*1000" office:value-type="float" office:value="8.005">
            <text:p>8,005</text:p>
          </table:table-cell>
          <table:table-cell table:style-name="ce5" table:formula="of:=[.T10]*1000" office:value-type="float" office:value="7.005">
            <text:p>7,005</text:p>
          </table:table-cell>
          <table:table-cell table:style-name="ce5" table:formula="of:=[.U10]*1000" office:value-type="float" office:value="7.005">
            <text:p>7,005</text:p>
          </table:table-cell>
          <table:table-cell table:style-name="ce5" table:formula="of:=AVERAGE([.B11:.U11])" office:value-type="float" office:value="8.5057">
            <text:p>8,5057</text:p>
          </table:table-cell>
          <table:table-cell table:number-columns-repeated="1002"/>
        </table:table-row>
        <table:table-row table:style-name="ro2">
          <table:table-cell>
            <draw:frame table:end-cell-address="Feuille1.V43" table:end-x="2.223cm" table:end-y="0.232cm" draw:z-index="0" draw:style-name="gr1" draw:text-style-name="P1" svg:width="45.955cm" svg:height="13.93cm" svg:x="0.001cm" svg:y="0.302cm">
              <draw:object draw:notify-on-update-of-ranges="Feuille1.B2:Feuille1.U2 Feuille1.B3:Feuille1.B3 Feuille1.B5:Feuille1.U5 Feuille1.B6:Feuille1.B6 Feuille1.B8:Feuille1.U8 Feuille1.B9:Feuille1.B9 Feuille1.B11:Feuille1.U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2.001cm" fo:page-height="32cm" style:num-format="1" style:print-orientation="landscape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25/04/2015</text:date>, <text:time>18:1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5T18:11:29.17</dc:date>
    <dc:creator>Florian Pisani</dc:creator>
    <meta:generator>OpenOffice/4.0.0$Win32 OpenOffice.org_project/400m3$Build-9702</meta:generator>
    <meta:editing-duration>PT43M25S</meta:editing-duration>
    <meta:editing-cycles>22</meta:editing-cycles>
    <meta:document-statistic meta:table-count="1" meta:cell-count="1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Tahoma" style:font-style-name="Normal" fo:font-size="16pt" fo:text-shadow="1pt 1pt" fo:font-weight="bold" style:font-size-asian="13pt" style:font-size-complex="13pt"/>
    </style:style>
    <style:style style:name="ch3" style:family="chart">
      <style:chart-properties chart:auto-position="true"/>
      <style:text-properties fo:font-family="Tahoma" style:font-style-name="Normal" fo:font-size="10pt" fo:text-shadow="1pt 1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Tahoma" style:font-style-name="Gras" fo:font-size="10pt" fo:text-shadow="1pt 1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Tahoma" style:font-style-name="Normal" fo:font-size="10pt" fo:text-shadow="1pt 1pt" fo:font-weight="bold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Tahoma" style:font-style-name="Normal" fo:font-size="10pt" fo:text-shadow="1pt 1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5.956cm" svg:height="13.931cm" xlink:href=".." xlink:type="simple" chart:class="chart:bar" chart:style-name="ch1">
        <chart:title svg:x="21.593cm" svg:y="0.413cm" chart:style-name="ch2">
          <text:p>[S]ystem</text:p>
        </chart:title>
        <chart:subtitle svg:x="18.813cm" svg:y="1.693cm" chart:style-name="ch3">
          <text:p>50 000 entities // 10 components // 5 systems</text:p>
        </chart:subtitle>
        <chart:legend chart:legend-position="bottom" svg:x="17.213cm" svg:y="13.122cm" style:legend-expansion="wide" chart:style-name="ch4"/>
        <chart:plot-area chart:style-name="ch5" table:cell-range-address="Feuille1.B2:Feuille1.U2 Feuille1.B3:Feuille1.B3 Feuille1.B5:Feuille1.U5 Feuille1.B6:Feuille1.B6 Feuille1.B8:Feuille1.U8 Feuille1.B9:Feuille1.B9 Feuille1.B11:Feuille1.U11" chart:data-source-has-labels="both" svg:x="2.005cm" svg:y="2.884cm" svg:width="42.113cm" svg:height="8.904cm">
          <chartooo:coordinate-region svg:x="2.626cm" svg:y="3.096cm" svg:width="41.492cm" svg:height="8.019cm"/>
          <chart:axis chart:dimension="x" chart:name="primary-x" chart:style-name="ch6" chartooo:axis-type="auto">
            <chartooo:date-scale/>
            <chart:title svg:x="22.229cm" svg:y="12.067cm" chart:style-name="ch7">
              <text:p>Iteration</text:p>
            </chart:title>
            <chart:categories table:cell-range-address="Feuille1.B2:Feuille1.U2"/>
          </chart:axis>
          <chart:axis chart:dimension="y" chart:name="primary-y" chart:style-name="ch8">
            <chart:title svg:x="0.451cm" svg:y="7.877cm" chart:style-name="ch9">
              <text:p>Value</text:p>
            </chart:title>
            <chart:grid chart:style-name="ch10" chart:class="major"/>
          </chart:axis>
          <chart:series chart:style-name="ch11" chart:values-cell-range-address="Feuille1.B5:Feuille1.U5" chart:label-cell-address="Feuille1.B3:Feuille1.B3" chart:class="chart:bar">
            <chart:data-point chart:repeated="20"/>
          </chart:series>
          <chart:series chart:style-name="ch12" chart:values-cell-range-address="Feuille1.B8:Feuille1.U8" chart:label-cell-address="Feuille1.B6:Feuille1.B6" chart:class="chart:bar">
            <chart:data-point chart:repeated="20"/>
          </chart:series>
          <chart:series chart:style-name="ch13" chart:values-cell-range-address="Feuille1.B11:Feuille1.U11" chart:label-cell-address="Feuille1.B9:Feuille1.B9" chart:class="chart:ba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1</text:p>
                <draw:g>
                  <svg:desc>Feuille1.B2:Feuille1.U2</svg:desc>
                </draw:g>
              </table:table-cell>
              <table:table-cell office:value-type="string">
                <text:p>#2</text:p>
              </table:table-cell>
              <table:table-cell office:value-type="string">
                <text:p>#3</text:p>
              </table:table-cell>
              <table:table-cell office:value-type="string">
                <text:p>#4</text:p>
              </table:table-cell>
              <table:table-cell office:value-type="string">
                <text:p>#5</text:p>
              </table:table-cell>
              <table:table-cell office:value-type="string">
                <text:p>#6</text:p>
              </table:table-cell>
              <table:table-cell office:value-type="string">
                <text:p>#7</text:p>
              </table:table-cell>
              <table:table-cell office:value-type="string">
                <text:p>#8</text:p>
              </table:table-cell>
              <table:table-cell office:value-type="string">
                <text:p>#9</text:p>
              </table:table-cell>
              <table:table-cell office:value-type="string">
                <text:p>#10</text:p>
              </table:table-cell>
              <table:table-cell office:value-type="string">
                <text:p>#11</text:p>
              </table:table-cell>
              <table:table-cell office:value-type="string">
                <text:p>#12</text:p>
              </table:table-cell>
              <table:table-cell office:value-type="string">
                <text:p>#13</text:p>
              </table:table-cell>
              <table:table-cell office:value-type="string">
                <text:p>#14</text:p>
              </table:table-cell>
              <table:table-cell office:value-type="string">
                <text:p>#15</text:p>
              </table:table-cell>
              <table:table-cell office:value-type="string">
                <text:p>#16</text:p>
              </table:table-cell>
              <table:table-cell office:value-type="string">
                <text:p>#17</text:p>
              </table:table-cell>
              <table:table-cell office:value-type="string">
                <text:p>#18</text:p>
              </table:table-cell>
              <table:table-cell office:value-type="string">
                <text:p>#19</text:p>
              </table:table-cell>
              <table:table-cell office:value-type="string">
                <text:p>#20</text:p>
              </table:table-cell>
            </table:table-row>
          </table:table-header-rows>
          <table:table-rows>
            <table:table-row>
              <table:table-cell office:value-type="string">
                <text:p>INSERT SYSTEMS</text:p>
                <draw:g>
                  <svg:desc>Feuille1.B3:Feuille1.B3</svg:desc>
                </draw:g>
              </table:table-cell>
              <table:table-cell office:value-type="float" office:value="0">
                <text:p>0</text:p>
                <draw:g>
                  <svg:desc>Feuille1.B5:Feuille1.U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MOVE SYSTEMS</text:p>
                <draw:g>
                  <svg:desc>Feuille1.B6:Feuille1.B6</svg:desc>
                </draw:g>
              </table:table-cell>
              <table:table-cell office:value-type="float" office:value="0">
                <text:p>0</text:p>
                <draw:g>
                  <svg:desc>Feuille1.B8:Feuille1.U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1">
                <text:p>1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LD PROCESS SYSTEMS</text:p>
                <draw:g>
                  <svg:desc>Feuille1.B9:Feuille1.B9</svg:desc>
                </draw:g>
              </table:table-cell>
              <table:table-cell office:value-type="float" office:value="9.007">
                <text:p>9.007</text:p>
                <draw:g>
                  <svg:desc>Feuille1.B11:Feuille1.U11</svg:desc>
                </draw:g>
              </table:table-cell>
              <table:table-cell office:value-type="float" office:value="7.003">
                <text:p>7.003</text:p>
              </table:table-cell>
              <table:table-cell office:value-type="float" office:value="7.006">
                <text:p>7.006</text:p>
              </table:table-cell>
              <table:table-cell office:value-type="float" office:value="10.008">
                <text:p>10.008</text:p>
              </table:table-cell>
              <table:table-cell office:value-type="float" office:value="9.002">
                <text:p>9.002</text:p>
              </table:table-cell>
              <table:table-cell office:value-type="float" office:value="9.006">
                <text:p>9.006</text:p>
              </table:table-cell>
              <table:table-cell office:value-type="float" office:value="7.005">
                <text:p>7.005</text:p>
              </table:table-cell>
              <table:table-cell office:value-type="float" office:value="9.006">
                <text:p>9.006</text:p>
              </table:table-cell>
              <table:table-cell office:value-type="float" office:value="8.003">
                <text:p>8.003</text:p>
              </table:table-cell>
              <table:table-cell office:value-type="float" office:value="10.007">
                <text:p>10.007</text:p>
              </table:table-cell>
              <table:table-cell office:value-type="float" office:value="8.007">
                <text:p>8.007</text:p>
              </table:table-cell>
              <table:table-cell office:value-type="float" office:value="11.008">
                <text:p>11.008</text:p>
              </table:table-cell>
              <table:table-cell office:value-type="float" office:value="11.009">
                <text:p>11.009</text:p>
              </table:table-cell>
              <table:table-cell office:value-type="float" office:value="9.007">
                <text:p>9.007</text:p>
              </table:table-cell>
              <table:table-cell office:value-type="float" office:value="9.006">
                <text:p>9.006</text:p>
              </table:table-cell>
              <table:table-cell office:value-type="float" office:value="8.003">
                <text:p>8.003</text:p>
              </table:table-cell>
              <table:table-cell office:value-type="float" office:value="7.006">
                <text:p>7.006</text:p>
              </table:table-cell>
              <table:table-cell office:value-type="float" office:value="8.005">
                <text:p>8.005</text:p>
              </table:table-cell>
              <table:table-cell office:value-type="float" office:value="7.005">
                <text:p>7.005</text:p>
              </table:table-cell>
              <table:table-cell office:value-type="float" office:value="7.005">
                <text:p>7.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